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Imgbutton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Imgbutton</text:h>
                    <text:list>
                        <text:list-item>
                            <text:h text:style-name="Heading_20_2" text:outline-level="2">Description</text:h>
                        </text:list-item>
                    </text:list>
                </text:list-item>
            </text:list>

            <text:p text:style-name="Standard"><text:span>The </text:span><text:span text:style-name="backtick">Imgbutton</text:span><text:span> is very similar to the simple </text:span><text:span text:style-name="backtick">Button</text:span><text:span> Widget. The only difference is that it displays user-defined images in each state instead of drawing a rectangle.</text:span></text:p><text:p text:style-name="Standard"/><text:p text:style-name="Standard">More info (<text:a xlink:type="simple" xlink:href="https://docs.lvgl.io/8.3/widgets/extra/imgbtn.html" text:style-name="Internet_20_link" text:visited-style-name="Visited_20_Internet_20_Link">link</text:a>)</text:p><text:p text:style-name="Standard"/>

            
                <text:list xml:id="list_Imgbutton2" text:continue-numbering="true" text:continue-list="list_Imgbutton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Imgbutton4" text:continue-numbering="true" text:style-name="Outline">
                                                <text:list-item>
                                                    <text:list>
                                                        <text:list-item>
                                                            <text:list>
                                                                <text:list-item>
                                                                    <text:h text:style-name="Heading_20_3" text:outline-level="3">
                                                                        Released image
                                                                        <text:s text:c="4"/>
                                                                        <text:span text:style-name="T2">ObjectReference</text:span>
                                                                    </text:h>
                                                                </text:list-item>
                                                            </text:list>
                                                        </text:list-item>
                                                    </text:list>
                                                </text:list-item>
                                            </text:list>
                                            <text:p text:style-name="Standard"><text:span>The image for the </text:span><text:span text:style-name="backtick">Released</text:span><text:span> state.</text:span></text:p><text:p text:style-name="Standard"/>,
                                            <text:list xml:id="list_Imgbutton5" text:continue-numbering="true" text:continue-list="list_Imgbutton4" text:style-name="Outline">
                                                <text:list-item>
                                                    <text:list>
                                                        <text:list-item>
                                                            <text:list>
                                                                <text:list-item>
                                                                    <text:h text:style-name="Heading_20_3" text:outline-level="3">
                                                                        Pressed image
                                                                        <text:s text:c="4"/>
                                                                        <text:span text:style-name="T2">ObjectReference</text:span>
                                                                    </text:h>
                                                                </text:list-item>
                                                            </text:list>
                                                        </text:list-item>
                                                    </text:list>
                                                </text:list-item>
                                            </text:list>
                                            <text:p text:style-name="Standard"><text:span>The image for the </text:span><text:span text:style-name="backtick">Pressed</text:span><text:span> state.</text:span></text:p><text:p text:style-name="Standard"/>,
                                            <text:list xml:id="list_Imgbutton6" text:continue-numbering="true" text:continue-list="list_Imgbutton5" text:style-name="Outline">
                                                <text:list-item>
                                                    <text:list>
                                                        <text:list-item>
                                                            <text:list>
                                                                <text:list-item>
                                                                    <text:h text:style-name="Heading_20_3" text:outline-level="3">
                                                                        Disabled image
                                                                        <text:s text:c="4"/>
                                                                        <text:span text:style-name="T2">ObjectReference</text:span>
                                                                    </text:h>
                                                                </text:list-item>
                                                            </text:list>
                                                        </text:list-item>
                                                    </text:list>
                                                </text:list-item>
                                            </text:list>
                                            <text:p text:style-name="Standard"><text:span>The image for the </text:span><text:span text:style-name="backtick">Disabled</text:span><text:span> state.</text:span></text:p><text:p text:style-name="Standard"/>,
                                            <text:list xml:id="list_Imgbutton7" text:continue-numbering="true" text:continue-list="list_Imgbutton6" text:style-name="Outline">
                                                <text:list-item>
                                                    <text:list>
                                                        <text:list-item>
                                                            <text:list>
                                                                <text:list-item>
                                                                    <text:h text:style-name="Heading_20_3" text:outline-level="3">
                                                                        Checked released image
                                                                        <text:s text:c="4"/>
                                                                        <text:span text:style-name="T2">ObjectReference</text:span>
                                                                    </text:h>
                                                                </text:list-item>
                                                            </text:list>
                                                        </text:list-item>
                                                    </text:list>
                                                </text:list-item>
                                            </text:list>
                                            <text:p text:style-name="Standard"><text:span>The image when the widget is in the both </text:span><text:span text:style-name="backtick">Checked</text:span><text:span> and </text:span><text:span text:style-name="backtick">Disabled</text:span><text:span> state.</text:span></text:p><text:p text:style-name="Standard"/>,
                                            <text:list xml:id="list_Imgbutton8" text:continue-numbering="true" text:continue-list="list_Imgbutton7" text:style-name="Outline">
                                                <text:list-item>
                                                    <text:list>
                                                        <text:list-item>
                                                            <text:list>
                                                                <text:list-item>
                                                                    <text:h text:style-name="Heading_20_3" text:outline-level="3">
                                                                        Checked pressed image
                                                                        <text:s text:c="4"/>
                                                                        <text:span text:style-name="T2">ObjectReference</text:span>
                                                                    </text:h>
                                                                </text:list-item>
                                                            </text:list>
                                                        </text:list-item>
                                                    </text:list>
                                                </text:list-item>
                                            </text:list>
                                            <text:p text:style-name="Standard"><text:span>The image when the widget is in the both </text:span><text:span text:style-name="backtick">Checked</text:span><text:span> and </text:span><text:span text:style-name="backtick">Pressed</text:span><text:span> state.</text:span></text:p><text:p text:style-name="Standard"/>,
                                            <text:list xml:id="list_Imgbutton9" text:continue-numbering="true" text:continue-list="list_Imgbutton8" text:style-name="Outline">
                                                <text:list-item>
                                                    <text:list>
                                                        <text:list-item>
                                                            <text:list>
                                                                <text:list-item>
                                                                    <text:h text:style-name="Heading_20_3" text:outline-level="3">
                                                                        Checked disabled image
                                                                        <text:s text:c="4"/>
                                                                        <text:span text:style-name="T2">ObjectReference</text:span>
                                                                    </text:h>
                                                                </text:list-item>
                                                            </text:list>
                                                        </text:list-item>
                                                    </text:list>
                                                </text:list-item>
                                            </text:list>
                                            <text:p text:style-name="Standard"><text:span>The image when the Widget is in the both </text:span><text:span text:style-name="backtick">Checked</text:span><text:span> and </text:span><text:span text:style-name="backtick">Disabled</text:span><text:span> stat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Imgbutton10" text:continue-numbering="true" text:continue-list="list_Imgbutton9"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Widget name. We reference the Widget within the project by its name, for example in the LVGL action. For each Widget, we must choose a unique name within the entire project. This field is optional and does not need to be set if we do not need to reference the Widge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Imgbutton11" text:continue-numbering="true" text:continue-list="list_Imgbutton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Imgbutton12" text:continue-numbering="true" text:continue-list="list_Imgbutton11"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Imgbutton13" text:continue-numbering="true" text:continue-list="list_Imgbutton12"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Imgbutton14" text:continue-numbering="true" text:continue-list="list_Imgbutton13"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ext:span>The following options are available:</text:span></text:p><text:p text:style-name="Standard"/><text:list xml:id="list_Imgbutton15" text:style-name="List_20_1">
                    <text:list-item>
                            <text:p text:style-name="List_20_1_20_Start">
                            <text:span><text:span text:style-name="backtick">px</text:span><text:span> – Left is default in pixels.</text:span></text:span>
                            </text:p>
                        </text:list-item>
                        
<text:list-item>
                            <text:p text:style-name="List_20_1_20_End">
                            <text:span><text:span text:style-name="backtick">%</text:span><text:span> – Left is set as a percentage in relation to the parent width.</text:span></text:span>
                            </text:p>
                        </text:list-item>
                        
                </text:list><text:p text:style-name="Standard"/>,
                                            <text:list xml:id="list_Imgbutton16" text:continue-numbering="true" text:continue-list="list_Imgbutton14"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Imgbutton17" text:continue-numbering="true" text:continue-list="list_Imgbutton16"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ext:span>The following options are available:</text:span></text:p><text:p text:style-name="Standard"/><text:list xml:id="list_Imgbutton18" text:style-name="List_20_1">
                    <text:list-item>
                            <text:p text:style-name="List_20_1_20_Start">
                            <text:span><text:span text:style-name="backtick">px</text:span><text:span> – Top is set in pixels.</text:span></text:span>
                            </text:p>
                        </text:list-item>
                        
<text:list-item>
                            <text:p text:style-name="List_20_1_20_End">
                            <text:span><text:span text:style-name="backtick">%</text:span><text:span> – The top is set as a percentage in relation to the parent height.</text:span></text:span>
                            </text:p>
                        </text:list-item>
                        
                </text:list><text:p text:style-name="Standard"/>,
                                            <text:list xml:id="list_Imgbutton19" text:continue-numbering="true" text:continue-list="list_Imgbutton17"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Imgbutton20" text:continue-numbering="true" text:continue-list="list_Imgbutton19"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ext:span>The following options are available:</text:span></text:p><text:p text:style-name="Standard"/><text:list xml:id="list_Imgbutton21" text:style-name="List_20_1">
                    <text:list-item>
                            <text:p text:style-name="List_20_1_20_Start">
                            <text:span><text:span text:style-name="backtick">px</text:span><text:span> – Width is given in pixels.</text:span></text:span>
                            </text:p>
                        </text:list-item>
                        
<text:list-item>
                            <text:p text:style-name="List_20_1">
                            <text:span><text:span text:style-name="backtick">%</text:span><text:span> – Width is given as a percentage in relation to the parent width.</text:span></text:span>
                            </text:p>
                        </text:list-item>
                        
<text:list-item>
                            <text:p text:style-name="List_20_1_20_End">
                            <text:span><text:span text:style-name="backtick">content</text:span><text:span> – Width is automatically set to fit the entire content in width.</text:span></text:span>
                            </text:p>
                        </text:list-item>
                        
                </text:list><text:p text:style-name="Standard"/>,
                                            <text:list xml:id="list_Imgbutton22" text:continue-numbering="true" text:continue-list="list_Imgbutton20"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Imgbutton23" text:continue-numbering="true" text:continue-list="list_Imgbutton22"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ext:span>The following options are available:</text:span></text:p><text:p text:style-name="Standard"/><text:list xml:id="list_Imgbutton24" text:style-name="List_20_1">
                    <text:list-item>
                            <text:p text:style-name="List_20_1_20_Start">
                            <text:span><text:span text:style-name="backtick">px</text:span><text:span> – Height is given in pixels.</text:span></text:span>
                            </text:p>
                        </text:list-item>
                        
<text:list-item>
                            <text:p text:style-name="List_20_1">
                            <text:span><text:span text:style-name="backtick">%</text:span><text:span> – Height is given as a percentage in relation to the parent height.</text:span></text:span>
                            </text:p>
                        </text:list-item>
                        
<text:list-item>
                            <text:p text:style-name="List_20_1_20_End">
                            <text:span><text:span text:style-name="backtick">content</text:span><text:span> – Height is automatically set to fit the entire content in height.</text:span></text:span>
                            </text:p>
                        </text:list-item>
                        
                </text:list><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Imgbutton25" text:continue-numbering="true" text:continue-list="list_Imgbutton23"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text:span>Here we can select one of the globally defined Styles so that the Widget uses that Sty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Imgbutton26" text:continue-numbering="true" text:continue-list="list_Imgbutton25"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text:span>Make the object hidden.</text:span></text:p><text:p text:style-name="Standard"/>,
                                            <text:list xml:id="list_Imgbutton27" text:continue-numbering="true" text:continue-list="list_Imgbutton26"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text:span>Here we can choose whether the </text:span><text:span text:style-name="backtick">Hidden</text:span><text:span> flag state will be calculated from the Expression or not.</text:span></text:p><text:p text:style-name="Standard"/>,
                                            <text:list xml:id="list_Imgbutton28" text:continue-numbering="true" text:continue-list="list_Imgbutton27"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text:span>Make the object clickable by input devices.</text:span></text:p><text:p text:style-name="Standard"/>,
                                            <text:list xml:id="list_Imgbutton29" text:continue-numbering="true" text:continue-list="list_Imgbutton28"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text:span>Here we can choose whether the </text:span><text:span text:style-name="backtick">Clickable</text:span><text:span> flag state will be calculated from the Expression or not.</text:span></text:p><text:p text:style-name="Standard"/>,
                                            <text:list xml:id="list_Imgbutton30" text:continue-numbering="true" text:continue-list="list_Imgbutton29"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text:span>Add focused state to the object when clicked.</text:span></text:p><text:p text:style-name="Standard"/>,
                                            <text:list xml:id="list_Imgbutton31" text:continue-numbering="true" text:continue-list="list_Imgbutton30"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ext:span>Toggle checked state when the object is clicked.</text:span></text:p><text:p text:style-name="Standard"/>,
                                            <text:list xml:id="list_Imgbutton32" text:continue-numbering="true" text:continue-list="list_Imgbutton31"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text:span>Make the object scrollable.</text:span></text:p><text:p text:style-name="Standard"/>,
                                            <text:list xml:id="list_Imgbutton33" text:continue-numbering="true" text:continue-list="list_Imgbutton32"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text:span>Allow scrolling inside but with slower speed.</text:span></text:p><text:p text:style-name="Standard"/>,
                                            <text:list xml:id="list_Imgbutton34" text:continue-numbering="true" text:continue-list="list_Imgbutton33"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text:span>Make the object scroll further when "thrown".</text:span></text:p><text:p text:style-name="Standard"/>,
                                            <text:list xml:id="list_Imgbutton35" text:continue-numbering="true" text:continue-list="list_Imgbutton34"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text:span>Allow scrolling only one snappable children.</text:span></text:p><text:p text:style-name="Standard"/>,
                                            <text:list xml:id="list_Imgbutton36" text:continue-numbering="true" text:continue-list="list_Imgbutton35"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text:span>Allow propagating the horizontal scroll to a parent.</text:span></text:p><text:p text:style-name="Standard"/>,
                                            <text:list xml:id="list_Imgbutton37" text:continue-numbering="true" text:continue-list="list_Imgbutton36"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text:span>Allow propagating the vertical scroll to a parent.</text:span></text:p><text:p text:style-name="Standard"/>,
                                            <text:list xml:id="list_Imgbutton38" text:continue-numbering="true" text:continue-list="list_Imgbutton37"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text:span>Allow propagating both the horizontal and the vertical scroll to a parent.</text:span></text:p><text:p text:style-name="Standard"/>,
                                            <text:list xml:id="list_Imgbutton39" text:continue-numbering="true" text:continue-list="list_Imgbutton38"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text:span>Automatically scroll object to make it visible when focused.</text:span></text:p><text:p text:style-name="Standard"/>,
                                            <text:list xml:id="list_Imgbutton40" text:continue-numbering="true" text:continue-list="list_Imgbutton39"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text:span>Allow scrolling the focused object with arrow keys.</text:span></text:p><text:p text:style-name="Standard"/>,
                                            <text:list xml:id="list_Imgbutton41" text:continue-numbering="true" text:continue-list="list_Imgbutton40"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text:span>If scroll snap is enabled on the parent it can snap to this object.</text:span></text:p><text:p text:style-name="Standard"/>,
                                            <text:list xml:id="list_Imgbutton42" text:continue-numbering="true" text:continue-list="list_Imgbutton41"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text:span>Keep the object pressed even if the press slid from the object.</text:span></text:p><text:p text:style-name="Standard"/>,
                                            <text:list xml:id="list_Imgbutton43" text:continue-numbering="true" text:continue-list="list_Imgbutton42"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text:span>Propagate the events to the parent too.</text:span></text:p><text:p text:style-name="Standard"/>,
                                            <text:list xml:id="list_Imgbutton44" text:continue-numbering="true" text:continue-list="list_Imgbutton43"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text:span>Propagate the gestures to the parent.</text:span></text:p><text:p text:style-name="Standard"/>,
                                            <text:list xml:id="list_Imgbutton45" text:continue-numbering="true" text:continue-list="list_Imgbutton44"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text:span>Allow performing more accurate hit (click) test. E.g. accounting for rounded corners.</text:span></text:p><text:p text:style-name="Standard"/>,
                                            <text:list xml:id="list_Imgbutton46" text:continue-numbering="true" text:continue-list="list_Imgbutton45"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text:span>Make the object positionable by the layouts.</text:span></text:p><text:p text:style-name="Standard"/>,
                                            <text:list xml:id="list_Imgbutton47" text:continue-numbering="true" text:continue-list="list_Imgbutton46"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text:span>Do not scroll the object when the parent scrolls and ignore layout.</text:span></text:p><text:p text:style-name="Standard"/>,
                                            <text:list xml:id="list_Imgbutton48" text:continue-numbering="true" text:continue-list="list_Imgbutton47"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text:span>Do not clip the children's content to the parent's boundar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Imgbutton49" text:continue-numbering="true" text:continue-list="list_Imgbutton48"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ext:span>Toggled or checked state.</text:span></text:p><text:p text:style-name="Standard"/>,
                                            <text:list xml:id="list_Imgbutton50" text:continue-numbering="true" text:continue-list="list_Imgbutton49"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text:span>Here we can choose whether the </text:span><text:span text:style-name="backtick">Checked</text:span><text:span> state will be calculated from the Expression or not.</text:span></text:p><text:p text:style-name="Standard"/>,
                                            <text:list xml:id="list_Imgbutton51" text:continue-numbering="true" text:continue-list="list_Imgbutton50"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text:span>Disabled state</text:span></text:p><text:p text:style-name="Standard"/>,
                                            <text:list xml:id="list_Imgbutton52" text:continue-numbering="true" text:continue-list="list_Imgbutton51"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text:span>Here we can choose whether the </text:span><text:span text:style-name="backtick">Disabled</text:span><text:span> state will be calculated from the Expression or not.</text:span></text:p><text:p text:style-name="Standard"/>,
                                            <text:list xml:id="list_Imgbutton53" text:continue-numbering="true" text:continue-list="list_Imgbutton52"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text:span>Focused via keypad or encoder or clicked via touchpad/mouse.</text:span></text:p><text:p text:style-name="Standard"/>,
                                            <text:list xml:id="list_Imgbutton54" text:continue-numbering="true" text:continue-list="list_Imgbutton53"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text:span>Being pressed.</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Imgbutton55" text:continue-numbering="true" text:continue-list="list_Imgbutton54"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Imgbutton56"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Imgbutton57" text:continue-numbering="true" text:continue-list="list_Imgbutton55"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Imgbutton58" text:continue-numbering="true" text:continue-list="list_Imgbutton5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Imgbutton59" text:continue-numbering="true" text:continue-list="list_Imgbutton5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Imgbutton3" text:continue-numbering="true" text:continue-list="list_Imgbutton2" text:style-name="Outline">
                        <text:list-item>
                            <text:list>
                                <text:list-item>
                                    <text:h text:style-name="Heading_20_2" text:outline-level="2">Examples</text:h>
                                </text:list-item>
                            </text:list>
                        </text:list-item>
                    </text:list>
                    <text:p text:style-name="Standard"/>
                    <text:list xml:id="list_Imgbutton60" text:style-name="List_20_1">
                    <text:list-item>
                            <text:p text:style-name="List_20_1_20_Start">
                            <text:span><text:span text:style-name="T1">LVGL Widgets 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